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4.322cm" fo:min-width="2.54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84cm" svg:y1="5.596cm" svg:x2="7.174cm" svg:y2="5.596cm">
          <text:p/>
        </draw:line>
        <draw:line draw:style-name="gr1" draw:text-style-name="P1" draw:layer="layout" svg:x1="1.84cm" svg:y1="5.596cm" svg:x2="2.348cm" svg:y2="4.58cm">
          <text:p/>
        </draw:line>
        <draw:line draw:style-name="gr1" draw:text-style-name="P1" draw:layer="layout" svg:x1="4.126cm" svg:y1="5.596cm" svg:x2="4.634cm" svg:y2="4.58cm">
          <text:p/>
        </draw:line>
        <draw:line draw:style-name="gr1" draw:text-style-name="P1" draw:layer="layout" svg:x1="3.364cm" svg:y1="5.596cm" svg:x2="3.872cm" svg:y2="4.58cm">
          <text:p/>
        </draw:line>
        <draw:line draw:style-name="gr1" draw:text-style-name="P1" draw:layer="layout" svg:x1="2.602cm" svg:y1="5.596cm" svg:x2="3.11cm" svg:y2="4.58cm">
          <text:p/>
        </draw:line>
        <draw:line draw:style-name="gr1" draw:text-style-name="P1" draw:layer="layout" svg:x1="4.888cm" svg:y1="5.596cm" svg:x2="5.396cm" svg:y2="4.58cm">
          <text:p/>
        </draw:line>
        <draw:line draw:style-name="gr1" draw:text-style-name="P1" draw:layer="layout" svg:x1="5.65cm" svg:y1="5.596cm" svg:x2="6.158cm" svg:y2="4.58cm">
          <text:p/>
        </draw:line>
        <draw:line draw:style-name="gr1" draw:text-style-name="P1" draw:layer="layout" svg:x1="6.412cm" svg:y1="5.596cm" svg:x2="6.92cm" svg:y2="4.58cm">
          <text:p/>
        </draw:line>
        <draw:line draw:style-name="gr1" draw:text-style-name="P1" draw:layer="layout" svg:x1="7.174cm" svg:y1="5.596cm" svg:x2="7.682cm" svg:y2="4.58cm">
          <text:p/>
        </draw:line>
        <draw:custom-shape draw:style-name="gr2" draw:text-style-name="P2" draw:layer="layout" svg:width="3.048cm" svg:height="4.572cm" draw:transform="rotate (0.564614013020164) translate (2.856cm 7.829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297cm" svg:y1="5.596cm" svg:x2="16.631cm" svg:y2="5.596cm">
          <text:p/>
        </draw:line>
        <draw:line draw:style-name="gr1" draw:text-style-name="P1" draw:layer="layout" svg:x1="11.297cm" svg:y1="5.596cm" svg:x2="11.805cm" svg:y2="4.58cm">
          <text:p/>
        </draw:line>
        <draw:line draw:style-name="gr1" draw:text-style-name="P1" draw:layer="layout" svg:x1="13.583cm" svg:y1="5.596cm" svg:x2="14.091cm" svg:y2="4.58cm">
          <text:p/>
        </draw:line>
        <draw:line draw:style-name="gr1" draw:text-style-name="P1" draw:layer="layout" svg:x1="12.821cm" svg:y1="5.596cm" svg:x2="13.329cm" svg:y2="4.58cm">
          <text:p/>
        </draw:line>
        <draw:line draw:style-name="gr1" draw:text-style-name="P1" draw:layer="layout" svg:x1="12.059cm" svg:y1="5.596cm" svg:x2="12.567cm" svg:y2="4.58cm">
          <text:p/>
        </draw:line>
        <draw:line draw:style-name="gr1" draw:text-style-name="P1" draw:layer="layout" svg:x1="14.345cm" svg:y1="5.596cm" svg:x2="14.853cm" svg:y2="4.58cm">
          <text:p/>
        </draw:line>
        <draw:line draw:style-name="gr1" draw:text-style-name="P1" draw:layer="layout" svg:x1="15.107cm" svg:y1="5.596cm" svg:x2="15.615cm" svg:y2="4.58cm">
          <text:p/>
        </draw:line>
        <draw:line draw:style-name="gr1" draw:text-style-name="P1" draw:layer="layout" svg:x1="15.869cm" svg:y1="5.596cm" svg:x2="16.377cm" svg:y2="4.58cm">
          <text:p/>
        </draw:line>
        <draw:line draw:style-name="gr1" draw:text-style-name="P1" draw:layer="layout" svg:x1="16.631cm" svg:y1="5.596cm" svg:x2="17.139cm" svg:y2="4.58cm">
          <text:p/>
        </draw:line>
        <draw:custom-shape draw:style-name="gr2" draw:text-style-name="P2" draw:layer="layout" svg:width="3.048cm" svg:height="4.572cm" draw:transform="rotate (0.000174532925198367) translate (12.762cm 6.66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187cm" svg:y1="5.596cm" svg:x2="25.521cm" svg:y2="5.596cm">
          <text:p/>
        </draw:line>
        <draw:line draw:style-name="gr1" draw:text-style-name="P1" draw:layer="layout" svg:x1="20.187cm" svg:y1="5.596cm" svg:x2="20.695cm" svg:y2="4.58cm">
          <text:p/>
        </draw:line>
        <draw:line draw:style-name="gr1" draw:text-style-name="P1" draw:layer="layout" svg:x1="22.473cm" svg:y1="5.596cm" svg:x2="22.981cm" svg:y2="4.58cm">
          <text:p/>
        </draw:line>
        <draw:line draw:style-name="gr1" draw:text-style-name="P1" draw:layer="layout" svg:x1="21.711cm" svg:y1="5.596cm" svg:x2="22.219cm" svg:y2="4.58cm">
          <text:p/>
        </draw:line>
        <draw:line draw:style-name="gr1" draw:text-style-name="P1" draw:layer="layout" svg:x1="20.949cm" svg:y1="5.596cm" svg:x2="21.457cm" svg:y2="4.58cm">
          <text:p/>
        </draw:line>
        <draw:line draw:style-name="gr1" draw:text-style-name="P1" draw:layer="layout" svg:x1="23.235cm" svg:y1="5.596cm" svg:x2="23.743cm" svg:y2="4.58cm">
          <text:p/>
        </draw:line>
        <draw:line draw:style-name="gr1" draw:text-style-name="P1" draw:layer="layout" svg:x1="23.997cm" svg:y1="5.596cm" svg:x2="24.505cm" svg:y2="4.58cm">
          <text:p/>
        </draw:line>
        <draw:line draw:style-name="gr1" draw:text-style-name="P1" draw:layer="layout" svg:x1="24.759cm" svg:y1="5.596cm" svg:x2="25.267cm" svg:y2="4.58cm">
          <text:p/>
        </draw:line>
        <draw:line draw:style-name="gr1" draw:text-style-name="P1" draw:layer="layout" svg:x1="25.521cm" svg:y1="5.596cm" svg:x2="26.029cm" svg:y2="4.58cm">
          <text:p/>
        </draw:line>
        <draw:custom-shape draw:style-name="gr2" draw:text-style-name="P2" draw:layer="layout" svg:width="3.048cm" svg:height="4.572cm" draw:transform="rotate (2.8007298506753) translate (24.016cm 11.69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3.618cm" svg:y="3.364cm">
          <draw:text-box>
            <text:p>Ramp</text:p>
          </draw:text-box>
        </draw:frame>
        <draw:frame draw:style-name="gr3" draw:text-style-name="P3" draw:layer="layout" svg:width="2.54cm" svg:height="0.962cm" svg:x="13.016cm" svg:y="3.364cm">
          <draw:text-box>
            <text:p>Ramp</text:p>
          </draw:text-box>
        </draw:frame>
        <draw:frame draw:style-name="gr3" draw:text-style-name="P3" draw:layer="layout" svg:width="2.54cm" svg:height="0.962cm" svg:x="21.906cm" svg:y="3.31cm">
          <draw:text-box>
            <text:p>Ramp</text:p>
          </draw:text-box>
        </draw:frame>
        <draw:connector draw:style-name="gr4" draw:text-style-name="P1" draw:layer="layout" draw:type="line" svg:x1="5.367cm" svg:y1="9.121cm" svg:x2="6.158cm" svg:y2="8.688cm" svg:d="M5367 9121l791-433" svg:viewBox="0 0 792 434">
          <text:p/>
        </draw:connector>
        <draw:connector draw:style-name="gr4" draw:text-style-name="P1" draw:layer="layout" draw:type="line" svg:x1="5.367cm" svg:y1="9.122cm" svg:x2="4.938cm" svg:y2="8.39cm" svg:d="M5367 9122l-429-732" svg:viewBox="0 0 430 733">
          <text:p/>
        </draw:connector>
        <draw:connector draw:style-name="gr4" draw:text-style-name="P1" draw:layer="layout" draw:type="line" svg:x1="5.367cm" svg:y1="9.122cm" svg:x2="6.158cm" svg:y2="8.689cm" svg:d="M5367 9122l791-433" svg:viewBox="0 0 792 434">
          <text:p/>
        </draw:connector>
        <draw:connector draw:style-name="gr4" draw:text-style-name="P1" draw:layer="layout" draw:type="line" svg:x1="5.367cm" svg:y1="9.123cm" svg:x2="4.938cm" svg:y2="8.391cm" svg:d="M5367 9123l-429-732" svg:viewBox="0 0 430 733">
          <text:p/>
        </draw:connector>
        <draw:connector draw:style-name="gr4" draw:text-style-name="P1" draw:layer="layout" draw:type="line" svg:x1="22.972cm" svg:y1="9.22cm" svg:x2="24.04cm" svg:y2="9.545cm" svg:d="M22972 9220l1068 325" svg:viewBox="0 0 1069 326">
          <text:p/>
        </draw:connector>
        <draw:connector draw:style-name="gr4" draw:text-style-name="P1" draw:layer="layout" draw:type="line" svg:x1="22.972cm" svg:y1="9.22cm" svg:x2="23.322cm" svg:y2="8.206cm" svg:d="M22972 9220l350-1014" svg:viewBox="0 0 351 1015">
          <text:p/>
        </draw:connector>
        <draw:connector draw:style-name="gr4" draw:text-style-name="P1" draw:layer="layout" draw:type="line" svg:x1="14.09cm" svg:y1="9.143cm" svg:x2="14.032cm" svg:y2="8.094cm" svg:d="M14090 9143l-58-1049" svg:viewBox="0 0 59 1050">
          <text:p/>
        </draw:connector>
        <draw:connector draw:style-name="gr4" draw:text-style-name="P1" draw:layer="layout" draw:type="line" svg:x1="14.09cm" svg:y1="9.143cm" svg:x2="15.196cm" svg:y2="9.152cm" svg:d="M14090 9143l1106 9" svg:viewBox="0 0 1107 10">
          <text:p/>
        </draw:connector>
        <draw:frame draw:style-name="gr5" draw:text-style-name="P3" draw:layer="layout" svg:width="4.826cm" svg:height="1.216cm" svg:x="12.192cm" svg:y="12.5cm">
          <draw:text-box>
            <text:p>Freddy robot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2:43:32.682315970</meta:creation-date>
    <dc:date>2022-04-22T13:51:48.503223314</dc:date>
    <meta:editing-duration>PT10M58S</meta:editing-duration>
    <meta:editing-cycles>1</meta:editing-cycles>
    <meta:document-statistic meta:object-count="65"/>
    <meta:generator>LibreOffice/6.4.7.2$Linux_X86_64 LibreOffice_project/40$Build-2</meta:generator>
  </office:meta>
</office:document-meta>
</file>